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0pt" fo:letter-spacing="normal" fo:language="es" fo:country="ES" fo:font-style="normal" fo:font-weight="normal" officeooo:rsid="005e4c3a" officeooo:paragraph-rsid="001d3acd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 loext:padding="0cm" loext:border="non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2cd84d" officeooo:paragraph-rsid="0033248c" style:font-size-asian="12pt" style:font-weight-asian="bold" style:font-size-complex="12pt" style:font-weight-complex="bold" loext:padding="0cm" loext:border="non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normal" officeooo:paragraph-rsid="0033248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 loext:padding="0cm" loext:border="non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9.60000038146973pt" style:font-size-complex="11pt" loext:padding="0cm" loext:border="none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8460f" officeooo:paragraph-rsid="0038460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 loext:padding="0cm" loext:border="non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8460f" style:font-size-asian="11pt" style:font-size-complex="11pt" loext:padding="0cm" loext:border="non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8460f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8460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normal" officeooo:paragraph-rsid="0033248c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size-complex="11pt" loext:padding="0cm" loext:border="non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8460f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weight-asian="normal" style:font-size-complex="11pt" style:font-weight-complex="normal" loext:padding="0cm" loext:border="non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8460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weight-asian="bold" style:font-size-complex="11pt" style:font-weight-complex="bold" loext:padding="0cm" loext:border="none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6pt" fo:letter-spacing="normal" fo:language="es" fo:country="ES" fo:font-style="normal" fo:font-weight="bold" officeooo:rsid="0038460f" officeooo:paragraph-rsid="0038460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Franklin Gothic Medium" fo:font-size="12pt" fo:letter-spacing="normal" fo:font-style="normal" fo:font-weight="normal" officeooo:paragraph-rsid="0033248c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8460f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Franklin Gothic Medium" officeooo:paragraph-rsid="0038460f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Franklin Gothic Medium" fo:font-size="11pt" officeooo:paragraph-rsid="0038460f" style:font-size-asian="9.60000038146973pt" style:font-size-complex="11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38460f" style:font-size-asian="9.60000038146973pt" style:font-size-complex="11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loext:padding="0cm" loext:border="none"/>
    </style:style>
    <style:style style:name="T3" style:family="text">
      <style:text-properties fo:color="#808080" loext:opacity="100%" fo:language="es" fo:country="ES" officeooo:rsid="005e4c3a" style:font-size-asian="12pt" style:font-size-complex="12pt" loext:padding="0cm" loext:border="none"/>
    </style:style>
    <style:style style:name="T4" style:family="text">
      <style:text-properties fo:color="#808080" loext:opacity="100%" fo:language="es" fo:country="ES" officeooo:rsid="002cd84d" style:font-size-asian="12pt" style:font-size-complex="12pt" loext:padding="0cm" loext:border="none"/>
    </style:style>
    <style:style style:name="T5" style:family="text">
      <style:text-properties fo:color="#808080" loext:opacity="100%" style:font-weight-asian="bold" style:font-weight-complex="bold" loext:padding="0cm" loext:border="none"/>
    </style:style>
    <style:style style:name="T6" style:family="text">
      <style:text-properties fo:color="#ff0000" loext:opacity="100%" officeooo:rsid="0033248c" loext:padding="0cm" loext:border="none"/>
    </style:style>
    <style:style style:name="T7" style:family="text">
      <style:text-properties fo:color="#ff0000" loext:opacity="100%" officeooo:rsid="0038460f" loext:padding="0cm" loext:border="none"/>
    </style:style>
    <style:style style:name="T8" style:family="text">
      <style:text-properties fo:color="#ff0000" loext:opacity="100%" officeooo:rsid="0038460f" style:font-weight-asian="normal" style:font-weight-complex="normal" loext:padding="0cm" loext:border="none"/>
    </style:style>
    <style:style style:name="T9" style:family="text">
      <style:text-properties officeooo:rsid="0033248c"/>
    </style:style>
    <style:style style:name="T10" style:family="text">
      <style:text-properties officeooo:rsid="0033248c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 loext:padding="0cm" loext:border="none"/>
    </style:style>
    <style:style style:name="T14" style:family="text">
      <style:text-properties style:font-weight-asian="bold" style:font-weight-complex="bold" loext:padding="0cm" loext:border="none"/>
    </style:style>
    <style:style style:name="T15" style:family="text">
      <style:text-properties style:use-window-font-color="true" loext:opacity="0%" style:font-name="Franklin Gothic Medium" fo:language="es" fo:country="ES" officeooo:rsid="002cd84d" style:font-size-asian="12pt" style:font-size-complex="12pt" loext:padding="0cm" loext:border="none"/>
    </style:style>
    <style:style style:name="T16" style:family="text">
      <style:text-properties style:use-window-font-color="true" loext:opacity="0%" style:font-name="Franklin Gothic Medium" style:font-size-asian="12pt" style:font-size-complex="12pt" loext:padding="0cm" loext:border="none"/>
    </style:style>
    <style:style style:name="T17" style:family="text">
      <style:text-properties officeooo:rsid="005e4c3a" loext:padding="0cm" loext:border="none"/>
    </style:style>
    <style:style style:name="T18" style:family="text">
      <style:text-properties style:font-weight-asian="normal" style:font-weight-complex="normal" loext:padding="0cm" loext:border="none"/>
    </style:style>
    <style:style style:name="T19" style:family="text">
      <style:text-properties officeooo:rsid="0038460f"/>
    </style:style>
    <style:style style:name="T20" style:family="text">
      <style:text-properties officeooo:rsid="0038460f" loext:padding="0cm" loext:border="none"/>
    </style:style>
    <style:style style:name="T21" style:family="text">
      <style:text-properties fo:language="es" fo:country="ES" officeooo:rsid="005e4c3a" style:font-size-asian="12pt" style:font-size-complex="12pt" loext:padding="0cm" loext:border="none"/>
    </style:style>
    <style:style style:name="T22" style:family="text">
      <style:text-properties fo:language="es" fo:country="ES" officeooo:rsid="002cd84d" style:font-size-asian="12pt" style:font-size-complex="12pt" loext:padding="0cm" loext:border="none"/>
    </style:style>
    <style:style style:name="T23" style:family="text">
      <style:text-properties fo:language="es" fo:country="ES" officeooo:rsid="005e4c3a" loext:padding="0cm" loext:border="none"/>
    </style:style>
    <style:style style:name="T24" style:family="text">
      <style:text-properties fo:language="es" fo:country="ES" officeooo:rsid="002cd84d" loext:padding="0cm" loext:border="none"/>
    </style:style>
    <style:style style:name="T25" style:family="text">
      <style:text-properties style:font-name="Franklin Gothic Medium" style:font-size-asian="12pt" style:font-size-complex="12pt"/>
    </style:style>
    <style:style style:name="T26" style:family="text">
      <style:text-properties style:font-name="Franklin Gothic Medium" officeooo:rsid="0038460f" loext:padding="0cm" loext:border="none"/>
    </style:style>
    <style:style style:name="T27" style:family="text">
      <style:text-properties style:font-name="Franklin Gothic Medium" fo:language="es" fo:country="ES" officeooo:rsid="005e4c3a" style:font-size-asian="12pt" style:font-size-complex="12pt" loext:padding="0cm" loext:border="none"/>
    </style:style>
    <style:style style:name="T28" style:family="text">
      <style:text-properties style:font-name="Franklin Gothic Medium" officeooo:rsid="0033248c" loext:padding="0cm" loext:border="none"/>
    </style:style>
    <style:style style:name="T29" style:family="text">
      <style:text-properties fo:font-variant="normal" fo:text-transform="none" fo:letter-spacing="normal" fo:font-style="normal" fo:font-weight="normal" loext:padding="0cm" loext:border="none"/>
    </style:style>
    <style:style style:name="T30" style:family="text">
      <style:text-properties fo:font-variant="normal" fo:text-transform="none" fo:letter-spacing="normal" loext:padding="0cm" loext:border="none"/>
    </style:style>
    <style:style style:name="T31" style:family="text"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style:font-size-asian="12pt" style:font-size-complex="12pt" loext:padding="0cm" loext:border="none"/>
    </style:style>
    <style:style style:name="T32" style:family="text"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33248c" style:font-size-asian="12pt" style:font-size-complex="12pt" loext:padding="0cm" loext:border="none"/>
    </style:style>
    <style:style style:name="T33" style:family="text">
      <style:text-properties fo:font-variant="normal" fo:text-transform="none" style:use-window-font-color="true" loext:opacity="0%" fo:font-size="12pt" fo:letter-spacing="normal" fo:language="es" fo:country="ES" fo:font-style="normal" fo:font-weight="normal" officeooo:rsid="005e4c3a" style:font-size-asian="12pt" style:font-size-complex="12pt" loext:padding="0cm" loext:border="none"/>
    </style:style>
    <style:style style:name="T34" style:family="text">
      <style:text-properties fo:font-variant="normal" fo:text-transform="none" fo:color="#808080" loext:opacity="100%" style:font-name="Franklin Gothic Medium" fo:font-size="12pt" fo:letter-spacing="normal" fo:language="es" fo:country="ES" fo:font-style="normal" fo:font-weight="normal" officeooo:rsid="005e4c3a" style:font-size-asian="12pt" style:font-size-complex="12pt" loext:padding="0cm" loext:border="none"/>
    </style:style>
    <style:style style:name="T35" style:family="text">
      <style:text-properties fo:font-variant="normal" fo:text-transform="none" fo:color="#808080" loext:opacity="100%" style:font-name="Franklin Gothic Medium" fo:font-size="12pt" fo:letter-spacing="normal" fo:language="es" fo:country="ES" fo:font-style="normal" fo:font-weight="normal" officeooo:rsid="0033248c" style:font-size-asian="12pt" style:font-size-complex="12pt" loext:padding="0cm" loext:border="none"/>
    </style:style>
    <style:style style:name="T36" style:family="text">
      <style:text-properties fo:font-variant="normal" fo:text-transform="none" style:font-name="Franklin Gothic Medium" fo:letter-spacing="normal" fo:font-style="normal" fo:font-weight="normal" officeooo:rsid="0033248c" loext:padding="0cm" loext:border="none"/>
    </style:style>
    <style:style style:name="T37" style:family="text">
      <style:text-properties fo:font-variant="normal" fo:text-transform="none" style:font-name="Franklin Gothic Medium" fo:letter-spacing="normal" fo:font-style="normal" fo:font-weight="normal" officeooo:rsid="0038460f" loext:padding="0cm" loext:border="none"/>
    </style:style>
    <style:style style:name="T38" style:family="text">
      <style:text-properties fo:font-variant="normal" fo:text-transform="none" style:font-name="Franklin Gothic Medium" fo:letter-spacing="normal" fo:font-style="normal" fo:font-weight="bold" style:font-weight-asian="bold" style:font-weight-complex="bold" loext:padding="0cm" loext:border="none"/>
    </style:style>
    <style:style style:name="T39" style:family="text">
      <style:text-properties fo:font-variant="normal" fo:text-transform="none" style:font-name="Franklin Gothic Medium" fo:letter-spacing="normal" fo:font-style="normal" loext:padding="0cm" loext:border="none"/>
    </style:style>
    <style:style style:name="T40" style:family="text">
      <style:text-properties fo:font-variant="normal" fo:text-transform="none" style:font-name="Franklin Gothic Medium" fo:letter-spacing="normal" officeooo:rsid="0033248c" loext:padding="0cm" loext:border="none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ALAAM</text:p>
      <text:p text:style-name="P10">Números 23, 7’24</text:p>
      <text:p text:style-name="P1"/>
      <text:section text:style-name="Sect1" text:name="Sección1">
        <text:p text:style-name="P2"><text:span text:style-name="T11"><text:s text:c="8"/></text:span><text:span text:style-name="T20">Lam <text:s text:c="40"/>Sol</text:span></text:p>
        <text:p text:style-name="P6"><text:span text:style-name="T3">S.</text:span><text:span text:style-name="T21"> <text:s text:c="3"/></text:span><text:span text:style-name="T25">«De Aram me ha hecho venir</text:span></text:p>
        <text:p text:style-name="P17"><text:span text:style-name="T11"><text:s text:c="7"/></text:span><text:span text:style-name="T11"><text:s text:c="5"/></text:span><text:span text:style-name="T20">Lam <text:s text:c="19"/>Sol</text:span></text:p>
        <text:p text:style-name="P15"><text:span text:style-name="T23"><text:s text:c="7"/></text:span>Balaq, el rey de Moab</text:p>
        <text:p text:style-name="P18"><text:span text:style-name="T11"><text:s text:c="50"/></text:span><text:span text:style-name="T20">Lam</text:span></text:p>
        <text:p text:style-name="P26"><text:span text:style-name="T33"><text:s text:c="7"/></text:span><text:span text:style-name="T29">desde los montes de Oriente:</text:span></text:p>
        <text:p text:style-name="P27"><text:span text:style-name="T29"/></text:p>
        <text:p text:style-name="P18"><text:span text:style-name="T20"><text:s text:c="9"/>Sol</text:span><text:span text:style-name="T11"> <text:s text:c="28"/></text:span><text:span text:style-name="T20">Lam</text:span></text:p>
        <text:p text:style-name="P26"><text:span text:style-name="T30"><text:s text:c="7"/>“</text:span><text:span text:style-name="T29">Ven y maldice a Jacob;</text:span></text:p>
        <text:p text:style-name="P18"><text:span text:style-name="T20"><text:s text:c="8"/>Sol</text:span><text:span text:style-name="T11"> <text:s text:c="37"/></text:span><text:span text:style-name="T20">Lam</text:span></text:p>
        <text:p text:style-name="P26"><text:span text:style-name="T29"><text:s text:c="7"/>ven y profetiza contra Israel”.</text:span></text:p>
        <text:p text:style-name="P27"><text:span text:style-name="T29"/></text:p>
        <text:p text:style-name="P18"><text:span text:style-name="T20"><text:s text:c="8"/>Do <text:s text:c="23"/>Sol <text:s text:c="3"/>Do Mim <text:s text:c="4"/>Lam</text:span></text:p>
        <text:p text:style-name="P26"><text:span text:style-name="T29"><text:s text:c="7"/>¿Cómo maldeciré, si Dios no quiere?</text:span></text:p>
        <text:p text:style-name="P18"><text:span text:style-name="T20"><text:s text:c="8"/>Do <text:s text:c="24"/>Sol <text:s text:c="3"/>Do Mim <text:s text:c="8"/>Lam</text:span></text:p>
        <text:p text:style-name="P26"><text:span text:style-name="T29"><text:s text:c="7"/>¿Cómo profetizaré, si Dios no me deja?</text:span></text:p>
        <text:p text:style-name="P27"><text:span text:style-name="T29"/></text:p>
        <text:p text:style-name="P18"><text:span text:style-name="T20"><text:s text:c="18"/>Sol</text:span><text:span text:style-name="T11"> <text:s text:c="35"/></text:span><text:span text:style-name="T20">Lam</text:span></text:p>
        <text:p text:style-name="P26"><text:span text:style-name="T29"><text:s text:c="7"/>De lo alto de esta cima yo diviso,</text:span></text:p>
        <text:p text:style-name="P18"><text:span text:style-name="T20"><text:s text:c="24"/>Sol</text:span><text:span text:style-name="T11"> <text:s text:c="38"/></text:span><text:span text:style-name="T20">Lam</text:span></text:p>
        <text:p text:style-name="P26"><text:span text:style-name="T29"><text:s text:c="7"/>desde lo alto de esta roca yo contemplo:</text:span></text:p>
        <text:p text:style-name="P18"><text:span text:style-name="T20"><text:s text:c="8"/>Sol</text:span></text:p>
        <text:p text:style-name="P26"><text:span text:style-name="T29"><text:s text:c="7"/>este es un pueblo distinto</text:span></text:p>
        <text:p text:style-name="P18"><text:span text:style-name="T11"><text:s text:c="33"/></text:span><text:span text:style-name="T20">Lam</text:span></text:p>
        <text:p text:style-name="P26"><text:span text:style-name="T29"><text:s text:c="7"/>a todas las naciones. </text:span></text:p>
        <text:p text:style-name="P11"/>
        <text:p text:style-name="P13"><text:s text:c="8"/><text:span text:style-name="T7">Lam</text:span><text:span text:style-name="T8"> <text:s text:c="35"/>Sol</text:span></text:p>
        <text:p text:style-name="P25"><text:span text:style-name="T34">A.</text:span><text:span text:style-name="T31"> <text:s text:c="3"/></text:span><text:span text:style-name="T38">QUÉ BELLAS SON TUS TIENDAS,</text:span></text:p>
        <text:p text:style-name="P21"><text:span text:style-name="T26"><text:s text:c="47"/>Lam</text:span></text:p>
        <text:p text:style-name="P25"><text:span text:style-name="T38"><text:s text:c="7"/>QUÉ BELLAS SON, ISRAEL!</text:span></text:p>
        <text:p text:style-name="P14"><text:span text:style-name="T39"><text:s text:c="16"/></text:span><text:span text:style-name="T7"><text:s text:c="36"/>Sol</text:span></text:p>
        <text:p text:style-name="P25"><text:span text:style-name="T38"><text:s text:c="7"/>¡QUÉ BELLAS SON TUS TIENDAS,</text:span></text:p>
        <text:p text:style-name="P21"><text:span text:style-name="T26"><text:s text:c="47"/>Lam</text:span></text:p>
        <text:p text:style-name="P25"><text:span text:style-name="T38"><text:s text:c="7"/>QUÉ BELLAS SON, ISRAEL!</text:span></text:p>
        <text:p text:style-name="P8"/>
        <text:p text:style-name="P18"><text:span text:style-name="T19"><text:s text:c="8"/>Do <text:s text:c="18"/>Sol <text:s text:c="10"/>Do Mim <text:s text:c="5"/>Lam</text:span></text:p>
        <text:p text:style-name="P6"><text:span text:style-name="T3">S.</text:span><text:span text:style-name="T21"> <text:s/></text:span><text:span text:style-name="T27"><text:s text:c="2"/></text:span><text:span text:style-name="T25">¿Quién contará, contará tu multitud?</text:span></text:p>
        <text:p text:style-name="P17"><text:s text:c="13"/><text:span text:style-name="T19">Sol</text:span><text:span text:style-name="T9"> <text:s text:c="8"/></text:span><text:span text:style-name="T19">Lam <text:s text:c="6"/>Sol <text:s text:c="7"/>Lam</text:span></text:p>
        <text:p text:style-name="P3"><text:span text:style-name="T1">A.</text:span> <text:s text:c="3"/><text:span text:style-name="T12">JACOB, JACOB, JACOB, JACOB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16"><text:s text:c="8"/><text:span text:style-name="T19">Do <text:s text:c="19"/>Sol</text:span></text:p>
        <text:p text:style-name="P24"><text:span text:style-name="T4">S.</text:span><text:span text:style-name="T22"> <text:s text:c="2"/></text:span><text:span text:style-name="T15"><text:s/></text:span><text:span text:style-name="T16">Sea, sea mi muerte </text:span></text:p>
        <text:p text:style-name="P17"><text:span text:style-name="T11"><text:s text:c="26"/></text:span><text:span text:style-name="T20">Do Mim</text:span><text:span text:style-name="T10"> <text:s text:c="9"/></text:span><text:span text:style-name="T20">L</text:span><text:span text:style-name="T10">a</text:span><text:span text:style-name="T20">m</text:span></text:p>
        <text:p text:style-name="P15"><text:span text:style-name="T24"><text:s text:c="7"/></text:span>como la muerte de su Justo.</text:p>
        <text:p text:style-name="P18"><text:span text:style-name="T20"><text:s text:c="8"/>Sol</text:span><text:span text:style-name="T11"> <text:s text:c="29"/></text:span><text:span text:style-name="T20">Lam</text:span></text:p>
        <text:p text:style-name="P6"><text:span text:style-name="T22"><text:s text:c="7"/></text:span><text:span text:style-name="T25">Vaya mi vida donde él,</text:span></text:p>
        <text:p text:style-name="P18"><text:span text:style-name="T20"><text:s text:c="7"/>Sol</text:span><text:span text:style-name="T10"> <text:s text:c="33"/></text:span><text:span text:style-name="T20">Lam</text:span></text:p>
        <text:p text:style-name="P4"><text:span text:style-name="T2">A.</text:span><text:span text:style-name="T11"> <text:s text:c="2"/></text:span><text:span text:style-name="T13">VAYA MI VIDA DONDE ÉL».</text:span></text:p>
        <text:p text:style-name="P12"/>
        <text:p text:style-name="P13"><text:s text:c="8"/><text:span text:style-name="T7">Lam</text:span><text:span text:style-name="T8"> <text:s text:c="35"/>Sol</text:span></text:p>
        <text:p text:style-name="P26"><text:span text:style-name="T5">A.</text:span><text:span text:style-name="T14"> <text:s text:c="3"/></text:span><text:span text:style-name="T13">QUÉ BELLAS SON TUS TIENDAS,...</text:span></text:p>
        <text:p text:style-name="P8"/>
        <text:p text:style-name="P20"><text:s text:c="8"/><text:span text:style-name="T9">Lam <text:s text:c="47"/></text:span><text:span text:style-name="T19">Sol</text:span></text:p>
        <text:p text:style-name="P25"><text:span text:style-name="T35">S.</text:span><text:span text:style-name="T32"> <text:s text:c="3"/></text:span><text:span text:style-name="T36">«¿Pero qué es lo que estás haciendo?</text:span></text:p>
        <text:p text:style-name="P21"><text:span text:style-name="T36"><text:s text:c="8"/></text:span><text:span text:style-name="T28"><text:s text:c="32"/></text:span><text:span text:style-name="T26">Lam</text:span></text:p>
        <text:p text:style-name="P25"><text:span text:style-name="T36"><text:s text:c="7"/>Tú lo estás bendiciendo!</text:span></text:p>
        <text:p text:style-name="P21"><text:span text:style-name="T28"><text:s text:c="8"/></text:span><text:span text:style-name="T26">Sol</text:span></text:p>
        <text:p text:style-name="P25"><text:span text:style-name="T36"><text:s text:c="7"/>Ven, quizá desde otra parte</text:span></text:p>
        <text:p text:style-name="P21"><text:span text:style-name="T28"><text:s text:c="45"/></text:span><text:span text:style-name="T26">Lam</text:span></text:p>
        <text:p text:style-name="P25"><text:span text:style-name="T36"><text:s text:c="7"/>Dios lo quiera maldecir».</text:span></text:p>
        <text:p text:style-name="P28"><text:span text:style-name="T36"/></text:p>
        <text:p text:style-name="P18"><text:span text:style-name="T26"><text:s text:c="8"/>Do <text:s text:c="31"/>Sol</text:span></text:p>
        <text:p text:style-name="P25"><text:span text:style-name="T36"><text:s text:c="7"/>«Escucha, hijo de Sippor,</text:span></text:p>
        <text:p text:style-name="P18"><text:span text:style-name="T26"><text:s text:c="22"/>Do Mim <text:s text:c="4"/>Lam</text:span></text:p>
        <text:p text:style-name="P25"><text:span text:style-name="T36"><text:s text:c="8"/>pon el oído rey Balaq.</text:span></text:p>
        <text:p text:style-name="P21"><text:span text:style-name="T28"><text:s text:c="43"/></text:span><text:span text:style-name="T26">Sol</text:span></text:p>
        <text:p text:style-name="P25"><text:span text:style-name="T36"><text:s text:c="7"/>Que Dios no es un hombre</text:span></text:p>
        <text:p text:style-name="P21"><text:span text:style-name="T28"><text:s text:c="41"/></text:span><text:span text:style-name="T26">Lam</text:span></text:p>
        <text:p text:style-name="P25"><text:span text:style-name="T36"><text:s text:c="7"/>que dice y se arrepiente.</text:span></text:p>
        <text:p text:style-name="P21"><text:span text:style-name="T28"><text:s text:c="20"/></text:span><text:span text:style-name="T26">Sol</text:span></text:p>
        <text:p text:style-name="P25"><text:span text:style-name="T36"><text:s text:c="7"/>Una estrella surge de Jacob,</text:span></text:p>
        <text:p text:style-name="P21"><text:span text:style-name="T28"><text:s text:c="62"/></text:span><text:span text:style-name="T26">Lam</text:span></text:p>
        <text:p text:style-name="P25"><text:span text:style-name="T37"><text:s text:c="7"/></text:span><text:span text:style-name="T36">se oyen aclamaciones por su Rey.</text:span></text:p>
        <text:p text:style-name="P21"><text:span text:style-name="T28"><text:s text:c="8"/></text:span><text:span text:style-name="T26">Sol <text:s text:c="17"/>Lam</text:span></text:p>
        <text:p text:style-name="P25"><text:span text:style-name="T36"><text:s text:c="7"/>Dios es su Padre.</text:span></text:p>
        <text:p text:style-name="P28"><text:span text:style-name="T36"/></text:p>
        <text:p text:style-name="P21"><text:span text:style-name="T28"><text:s text:c="17"/></text:span><text:span text:style-name="T26">Sol <text:s text:c="18"/>Lam</text:span></text:p>
        <text:p text:style-name="P25"><text:span text:style-name="T36"><text:s text:c="7"/>Se acuesta como león,</text:span></text:p>
        <text:p text:style-name="P21"><text:span text:style-name="T28"><text:s text:c="12"/></text:span><text:span text:style-name="T26">Sol <text:s text:c="16"/>Lam</text:span></text:p>
        <text:p text:style-name="P25"><text:span text:style-name="T36"><text:s text:c="7"/>se echa como leona,</text:span></text:p>
        <text:p text:style-name="P21"><text:span text:style-name="T26"><text:s text:c="8"/>Sol <text:s text:c="26"/>Lam</text:span></text:p>
        <text:p text:style-name="P25"><text:span text:style-name="T36"><text:s text:c="7"/>nadie lo hará levantar».</text:span></text:p>
        <text:p text:style-name="P12"/>
        <text:p text:style-name="P13"><text:s text:c="8"/><text:span text:style-name="T7">Lam</text:span><text:span text:style-name="T8"> <text:s text:c="35"/>Sol</text:span></text:p>
        <text:p text:style-name="P26"><text:span text:style-name="T5">A.</text:span><text:span text:style-name="T14"> <text:s text:c="3"/></text:span><text:span text:style-name="T13">QUÉ BELLAS SON TUS TIENDAS,..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1-04T14:26:04.887502499</dc:date>
    <meta:editing-duration>PT2H12M29S</meta:editing-duration>
    <meta:editing-cycles>16</meta:editing-cycles>
    <meta:generator>LibreOffice/7.5.6.2$Linux_X86_64 LibreOffice_project/50$Build-2</meta:generator>
    <meta:document-statistic meta:table-count="0" meta:image-count="0" meta:object-count="0" meta:page-count="1" meta:paragraph-count="76" meta:word-count="275" meta:character-count="2947" meta:non-whitespace-character-count="1085"/>
  </office:meta>
</office:document-meta>
</file>